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/>
      <style:text-properties officeooo:paragraph-rsid="0023c0a0"/>
    </style:style>
    <style:style style:name="T1" style:family="text">
      <style:text-properties officeooo:rsid="0009bca8"/>
    </style:style>
    <style:style style:name="T2" style:family="text">
      <style:text-properties officeooo:rsid="000ac544"/>
    </style:style>
    <style:style style:name="T3" style:family="text">
      <style:text-properties officeooo:rsid="000bd8f0"/>
    </style:style>
    <style:style style:name="T4" style:family="text">
      <style:text-properties officeooo:rsid="000f1c6e"/>
    </style:style>
    <style:style style:name="T5" style:family="text">
      <style:text-properties officeooo:rsid="00106e96"/>
    </style:style>
    <style:style style:name="T6" style:family="text">
      <style:text-properties officeooo:rsid="0010b7af"/>
    </style:style>
    <style:style style:name="T7" style:family="text">
      <style:text-properties officeooo:rsid="0012977c"/>
    </style:style>
    <style:style style:name="T8" style:family="text">
      <style:text-properties officeooo:rsid="0012f494"/>
    </style:style>
    <style:style style:name="T9" style:family="text">
      <style:text-properties officeooo:rsid="0014325e"/>
    </style:style>
    <style:style style:name="T10" style:family="text">
      <style:text-properties officeooo:rsid="0015e047"/>
    </style:style>
    <style:style style:name="T11" style:family="text">
      <style:text-properties officeooo:rsid="00164dbc"/>
    </style:style>
    <style:style style:name="T12" style:family="text">
      <style:text-properties officeooo:rsid="0019e39d"/>
    </style:style>
    <style:style style:name="T13" style:family="text">
      <style:text-properties officeooo:rsid="001cbde1"/>
    </style:style>
    <style:style style:name="T14" style:family="text">
      <style:text-properties officeooo:rsid="001da0c9"/>
    </style:style>
    <style:style style:name="T15" style:family="text">
      <style:text-properties officeooo:rsid="001ea9b4"/>
    </style:style>
    <style:style style:name="T16" style:family="text">
      <style:text-properties officeooo:rsid="001fa0a3"/>
    </style:style>
    <style:style style:name="T17" style:family="text">
      <style:text-properties officeooo:rsid="002112f2"/>
    </style:style>
    <style:style style:name="T18" style:family="text">
      <style:text-properties officeooo:rsid="002243d7"/>
    </style:style>
    <style:style style:name="T19" style:family="text">
      <style:text-properties officeooo:rsid="00226cbe"/>
    </style:style>
    <style:style style:name="T20" style:family="text">
      <style:text-properties officeooo:rsid="0023c0a0"/>
    </style:style>
    <style:style style:name="T21" style:family="text">
      <style:text-properties officeooo:rsid="0023fae5"/>
    </style:style>
    <style:style style:name="T22" style:family="text">
      <style:text-properties officeooo:rsid="00252a21"/>
    </style:style>
    <style:style style:name="T23" style:family="text">
      <style:text-properties fo:font-style="italic" officeooo:rsid="00272146" style:font-style-asian="italic" style:font-style-complex="italic"/>
    </style:style>
    <style:style style:name="T24" style:family="text">
      <style:text-properties fo:font-style="normal" officeooo:rsid="00272146" style:font-style-asian="normal" style:font-style-complex="normal"/>
    </style:style>
    <style:style style:name="T25" style:family="text">
      <style:text-properties fo:font-style="normal" officeooo:rsid="00288e8f" style:font-style-asian="normal" style:font-style-complex="normal"/>
    </style:style>
    <style:style style:name="T26" style:family="text">
      <style:text-properties fo:font-style="normal" officeooo:rsid="00290ff4" style:font-style-asian="normal" style:font-style-complex="normal"/>
    </style:style>
    <style:style style:name="T27" style:family="text">
      <style:text-properties fo:font-style="normal" officeooo:rsid="002aa151" style:font-style-asian="normal" style:font-style-complex="normal"/>
    </style:style>
    <style:style style:name="T28" style:family="text">
      <style:text-properties fo:font-style="normal" officeooo:rsid="002ad4e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Twinleaf herself was normally not a combatant, but she found herself heedlessly tearing through anyone who got in her way as she marched her way to the now raised drawbridge. </text:span><text:span text:style-name="T3">None of the normal soldiers even dared try to dissuade her.</text:span><text:span text:style-name="T1"> </text:span><text:span text:style-name="T2">Upon reaching her destination, the crocodile called out: “You let me in there to find my niece, you curs!” </text:span></text:p>
      <text:p text:style-name="P1"><text:tab/><text:span text:style-name="T4">A guard of the wall leaned down and spoke to her through a horn. “Turn back,” he commanded. “</text:span><text:span text:style-name="T5">Your kind are no more welcome here then the scourge you’re at war with!” </text:span><text:span text:style-name="T6">Suddenly, armed catapults and trebu</text:span><text:span text:style-name="T7">chet</text:span><text:span text:style-name="T8">s </text:span><text:span text:style-name="T9">rolled into view with perfectly convenient timing. </text:span><text:span text:style-name="T10">Twinleaf and the surrounding troops all hurried away from the moat and wall as the siege machines began to fire off, slamming into the </text:span><text:span text:style-name="T11">exterior</text:span><text:span text:style-name="T10"> and beginning to tear it down piece by piece.</text:span></text:p>
      <text:p text:style-name="P1"><text:tab/>“<text:span text:style-name="T12">Surrender! I’ll burn down every building, tear down every wall, and kill every last one of you until I find her!” Twinleaf called out in rage. </text:span><text:span text:style-name="T13">Despite fighting a battle now on two fronts, the Unidad had little trouble crushing the now cornered and outnumbered Huntsmen while maintaining their siege. </text:span><text:span text:style-name="T14">Therefore, the threat was most credible, </text:span><text:span text:style-name="T15">and Gwendolyn quickly had to work out a solution now that she was on the clock.</text:span></text:p>
      <text:p text:style-name="P1"><text:tab/><text:span text:style-name="T16">[ line break ]</text:span></text:p>
      <text:p text:style-name="P3"><text:tab/><text:span text:style-name="T17">Leora splashed and played around in the river aimlessly, enjoying herself. </text:span><text:span text:style-name="T18">She felt </text:span><text:span text:style-name="T19">rejuvenated by its cold, refreshing touch, bathing herself for the first time in a while since she’d gone underground. </text:span><text:span text:style-name="T20">Then, her ears perked, and she could hear footsteps. Unsure of who they belonged to, Leora gracefully </text:span><text:span text:style-name="T21">but hastily</text:span><text:span text:style-name="T20"> stepped her way over the rocks further down the river-cave, </text:span><text:span text:style-name="T22">hiding herself behind a stalagmite.</text:span></text:p>
      <text:p text:style-name="P3"><text:tab/>“<text:span text:style-name="T23">Where is she</text:span><text:span text:style-name="T24">?” the bat heard her mentor ask aloud, </text:span><text:span text:style-name="T25">but as she began to peek from her hiding spot, she stopped herself as she </text:span><text:span text:style-name="T26">heard</text:span><text:span text:style-name="T25"> Tia take her place down at the typewriter, </text:span><text:span text:style-name="T26">moving the chair and causing a creak as she sat down. “</text:span><text:span text:style-name="T27">Alright, what the hell do I tell these degenerates now</text:span><text:span text:style-name="T25">? </text:span><text:span text:style-name="T28">Perhaps it’ll be <text:s/>more convincing when I’m telling the truth that I lost her now. Ugh, my dear, why must you run off like this? We’re so close...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21:40:16.478224777</meta:creation-date>
    <dc:date>2020-04-23T22:31:15.877661562</dc:date>
    <meta:editing-duration>PT47M21S</meta:editing-duration>
    <meta:editing-cycles>35</meta:editing-cycles>
    <meta:generator>LibreOffice/6.4.2.2$Linux_X86_64 LibreOffice_project/40$Build-2</meta:generator>
    <meta:document-statistic meta:table-count="0" meta:image-count="0" meta:object-count="0" meta:page-count="1" meta:paragraph-count="6" meta:word-count="363" meta:character-count="2074" meta:non-whitespace-character-count="1709"/>
  </office:meta>
</office:document-meta>
</file>